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Agendar Paciente</text:p>
      <text:p text:style-name="P37"/>
      <text:p text:style-name="P35"><text:span text:style-name="T4">Versão do Documento:</text:span><text:span text:style-name="T6"> </text:span><text:span text:style-name="T5">2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13/08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gendar Paciente</text:p>
      <text:p text:style-name="P32"/>
      <text:list xml:id="list33403291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gendar Paciente</text:span><text:span text:style-name="T13">.</text:span></text:p>
      <text:p text:style-name="RUP_20_Corpo_20_1"/>
      <text:list xml:id="list33381855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Exibir na tabela de horários apenas os dias que o dentista atende.</text:p>
            <text:p text:style-name="P43">[tabela horário_paciente, coluna dia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33389615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a paciente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PF do paciente</text:p>
          </table:table-cell>
        </table:table-row>
        <table:table-row table:style-name="Tabela3.2">
          <table:table-cell table:style-name="Tabela3.A2" office:value-type="string">
            <text:p text:style-name="P29">Data início <text:s/>tratamento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data_inicio_tratamento</text:p>
          </table:table-cell>
          <table:table-cell table:style-name="Tabela3.A2" office:value-type="string">
            <text:p text:style-name="P30">DATETIME</text:p>
          </table:table-cell>
          <table:table-cell table:style-name="Tabela3.A2" office:value-type="string">
            <text:p text:style-name="P30">_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2" office:value-type="string">
            <text:p text:style-name="P29">Dia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dai</text:p>
          </table:table-cell>
          <table:table-cell table:style-name="Tabela3.A2" office:value-type="string">
            <text:p text:style-name="P30">DATETIME</text:p>
          </table:table-cell>
          <table:table-cell table:style-name="Tabela3.E6" office:value-type="float" office:value="10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Dia da próxima consulta</text:p>
          </table:table-cell>
        </table:table-row>
        <table:table-row table:style-name="Tabela3.2">
          <table:table-cell table:style-name="Tabela3.A2" office:value-type="string">
            <text:p text:style-name="P29">Horário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horario</text:p>
          </table:table-cell>
          <table:table-cell table:style-name="Tabela3.A2" office:value-type="string">
            <text:p text:style-name="P30">VARCHAR</text:p>
          </table:table-cell>
          <table:table-cell table:style-name="Tabela3.E6" office:value-type="float" office:value="5">
            <text:p text:style-name="P30">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Horário da próxima consulta</text:p>
          </table:table-cell>
        </table:table-row>
      </table:table>
      <text:list xml:id="list33382175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7:17.06</dc:date>
    <meta:editing-cycles>42</meta:editing-cycles>
    <meta:editing-duration>PT3H44M33S</meta:editing-duration>
    <dc:creator>Amanda Barbosa</dc:creator>
    <meta:document-statistic meta:table-count="7" meta:image-count="0" meta:object-count="0" meta:page-count="7" meta:paragraph-count="102" meta:word-count="285" meta:character-count="1779"/>
    <meta:user-defined meta:name="Info 1"/>
    <meta:user-defined meta:name="Info 2"/>
    <meta:user-defined meta:name="Info 3"/>
    <meta:user-defined meta:name="Info 4"/>
  </office:meta>
</office:document-meta>
</file>